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6ADFC6C4981895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23cm, 3.598cm, 17.514cm, 6.54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4cm" svg:height="21.299cm" svg:x="0.992cm" svg:y="3.192cm">
          <draw:image xlink:href="Pictures/10000000000005E8000007E0A6ADFC6C4981895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4:50.073969637</dc:date>
    <meta:editing-duration>PT3M36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